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PostGIS&lt;/h1&gt;</text:p>
      <text:p text:style-name="P1">&lt;h2&gt;What is PostGIS?&lt;/h2&gt;</text:p>
      <text:p text:style-name="P1">&lt;p&gt;</text:p>
      <text:p text:style-name="P1">PostGIS adds support for geographic objects to the &lt;a href="http://www.postgresql.com/"&gt;PostgreSQL&lt;/a&gt;</text:p>
      <text:p text:style-name="P1">object-relational database. In effect, PostGIS "spatially enables" the</text:p>
      <text:p text:style-name="P1">PostgreSQL server, allowing it to be used as a backend spatial database</text:p>
      <text:p text:style-name="P1">for geographic information systems (GIS), much like ESRI's SDE or Oracle's Spatial extension. </text:p>
      <text:p text:style-name="P1">PostGIS follows the &lt;a href="http://www.opengis.org/"&gt;OpenGIS&lt;/a&gt; "&lt;a href="http://www.opengis.org/docs/99-049.pdf"&gt;Simple Features Specification for SQL&lt;/a&gt;" and has been &lt;a href="http://postgis.refractions.net/files/opengis-certification.png" target="certification"&gt;certified as compliant&lt;/a&gt; with the "Types and Functions" profile.</text:p>
      <text:p text:style-name="P1">&lt;/p&gt;</text:p>
      <text:p text:style-name="P1">&lt;a href="http://postgis.refractions.net"&gt;Visit the project homepage postgis.refractions.net&lt;/a&gt;</text:p>
      <text:p text:style-name="Normal"/>
      <text:p text:style-name="P1">&lt;h2&gt;About&lt;/h2&gt;</text:p>
      <text:p text:style-name="P1">&lt;p&gt;</text:p>
      <text:p text:style-name="P1">PostGIS has been developed by &lt;a href="http://www.refractions.net/"&gt;Refractions Research&lt;/a&gt; as a project in &lt;a href="http://www.opensource.org/docs/osd"&gt;open source&lt;/a&gt; spatial database technology. </text:p>
      <text:p text:style-name="P1">PostGIS is released under the &lt;a href="http://www.opensource.org/licenses/gpl-2.0.php"&gt;GNU General Public License&lt;/a&gt;. We continue to develop PostGIS, and have added &lt;a href="http://udig.refractions.net/"&gt;user interface tools&lt;/a&gt;, basic topology support, data validation, coordinate transformation, programming APIs and much more.</text:p>
      <text:p text:style-name="P1">Our list of future projects includes full topology support, raster support, networks and routing, three dimensional surfaces, curves and splines and other features. <text:s/>&lt;a href="mailto:info@refractions.net"&gt;Ask us&lt;/a&gt; about &lt;a href="http://www.refractions.net/products/postgis/"&gt;consulting services&lt;/a&gt; and implementing new features.</text:p>
      <text:p text:style-name="P1">&lt;/p&gt;</text:p>
      <text:p text:style-name="P1">&lt;h2&gt;Using Postgis&lt;/h2&gt;</text:p>
      <text:p text:style-name="P1">You can connect and use the database from many programs included here. Connections are setup already in:</text:p>
      <text:p text:style-name="P1">&lt;ul&gt;</text:p>
      <text:p text:style-name="P1"><text:tab/>&lt;li&gt;Pgadmin3&lt;/li&gt;</text:p>
      <text:p text:style-name="P1"><text:tab/>&lt;li&gt;QGIS&lt;/li&gt;</text:p>
      <text:p text:style-name="P1">&lt;/ul&gt;</text:p>
      <text:p text:style-name="P1">To connect from other applications you'll need the following information:</text:p>
      <text:p text:style-name="P1">&lt;ul&gt;</text:p>
      <text:p text:style-name="P1"><text:tab/>&lt;li&gt;Server: localhost or 127.0.0.1&lt;/li&gt;</text:p>
      <text:p text:style-name="P1"><text:tab/>&lt;li&gt;Port: 5432&lt;/li&gt;</text:p>
      <text:p text:style-name="P1"><text:tab/>&lt;li&gt;User/Password: user/user&lt;/li&gt;</text:p>
      <text:p text:style-name="P1"><text:tab/>&lt;li&gt;Database: medford or sydney&lt;/li&gt;</text:p>
      <text:p text:style-name="P1">&lt;/ul&gt;</text:p>
      <text:p text:style-name="Normal"/>
      <text:p text:style-name="Normal"/>
      <text:p text:style-name="P1">&lt;h2&gt;Case Studies&lt;/h2&gt;</text:p>
      <text:p text:style-name="P1">&lt;p&gt;Learn how PostGIS is being used around the world.&lt;/p&gt;</text:p>
      <text:p text:style-name="P1">&lt;p class="listitem-title"&gt;&lt;a href="http://postgis.refractions.net/documentation/casestudies/casoil/"&gt;UC Davis Soil Resource Laboratory&lt;/a&gt;&lt;/p&gt;</text:p>
      <text:p text:style-name="P1">&lt;p class="listitem-description"&gt;The US Davis Soil Resource Laboratory</text:p>
      <text:p text:style-name="P1">publishes soil inventory data for the southwest United States using</text:p>
      <text:p text:style-name="P1">PostGIS and Mapserver. Six months ago they were using shape files for</text:p>
      <text:p text:style-name="P1">spatial data storage. With PostGIS, their data is integrated in the</text:p>
      <text:p text:style-name="P1">database and new avenues of display and analysis have been opened for</text:p>
      <text:p text:style-name="P1">them.&lt;/p&gt;</text:p>
      <text:p text:style-name="Normal"/>
      <text:p text:style-name="P1">&lt;p class="listitem-title"&gt;&lt;a href="http://postgis.refractions.net/documentation/casestudies/2008-09-rento/"&gt;Natural Language Spatial Search Engine for Rental Places &amp;#8211; Rento&lt;/a&gt;&lt;/p&gt;</text:p>
      <text:p text:style-name="P1">&lt;p class="listitem-description"&gt;Rento is a free web service that makes</text:p>
      <text:p text:style-name="P1">it easy to find a place to rent in Greece. Powered by PostgreSQL and</text:p>
      <text:p text:style-name="P1">PostGIS, it provides ad listings with photographs displayed on a map.</text:p>
      <text:p text:style-name="P1">Searching is accomplished through map navigation and natural language</text:p>
      <text:p text:style-name="P1">processing, with the search engine being capable of answering complex</text:p>
      <text:p text:style-name="P1">(spatial) questions such as "flat near the University of Athens" or</text:p>
      <text:p text:style-name="P1">"loft up to 800 euros near a metro station" (in greek).&lt;/p&gt;</text:p>
      <text:p text:style-name="Normal"/>
      <text:p text:style-name="P1">&lt;p class="listitem-title"&gt;&lt;a href="http://postgis.refractions.net/documentation/casestudies/globexplorer/"&gt;GlobeXplorer&lt;/a&gt;&lt;/p&gt;</text:p>
      <text:p text:style-name="P1">&lt;p class="listitem-description"&gt;GlobeXplorer serves terrabytes of</text:p>
      <text:p text:style-name="P1">imagery to clients around the world using PostGIS as their production</text:p>
      <text:p text:style-name="P1">database server. In 2004, GlobeXplorer migrated from Informix to</text:p>
      <text:p text:style-name="P1">PostGIS, and now they are serving over a million requests a day with</text:p>
      <text:p text:style-name="P1">PostGIS.&lt;/p&gt;</text:p>
      <text:p text:style-name="Normal"/>
      <text:p text:style-name="P1">&lt;p&gt;&lt;a href="http://postgis.refractions.net/documentation/casestudies"&gt;More Case Studies...&lt;/a&gt;&lt;/p&gt;&lt;p&gt;&lt;a href="http://postgis.refractions.net/documentation/casestudies/rss.php"&gt;</text:p>
      <text:p text:style-name="Normal"/>
      <text:p text:style-name="P1">&lt;!-- Copyright 2008 Refractions Research --&gt;</text:p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